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fo:text-align="center"/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P10" style:parent-style-name="Standard" style:family="paragraph">
      <style:text-properties style:font-weight-complex="bold" fo:language="en" fo:country="US"/>
    </style:style>
    <style:style style:name="P11" style:parent-style-name="Standard" style:family="paragraph">
      <style:text-properties style:font-weight-complex="bold" fo:language="en" fo:country="US"/>
    </style:style>
    <style:style style:name="P12" style:parent-style-name="Standard" style:family="paragraph">
      <style:text-properties style:font-weight-complex="bold" fo:language="en" fo:country="US"/>
    </style:style>
    <style:style style:name="P13" style:parent-style-name="Standard" style:family="paragraph">
      <style:text-properties style:font-weight-complex="bold" fo:language="en" fo:country="US"/>
    </style:style>
    <style:style style:name="P14" style:parent-style-name="Standard" style:family="paragraph">
      <style:text-properties style:font-weight-complex="bold"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P18" style:parent-style-name="Standard" style:family="paragraph"/>
    <style:style style:name="T19" style:parent-style-name="DefaultParagraphFont" style:family="text">
      <style:text-properties style:font-weight-complex="bold"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font-weight="bold" style:font-weight-asian="bold" style:font-weight-complex="bold" fo:language="en" fo:country="US"/>
    </style:style>
    <style:style style:name="P22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Sleep App</text:span></text:p>
      <text:p text:style-name="P3">Application Manual</text:p>
      <text:p text:style-name="P4"/>
      <text:p text:style-name="P5">Sleep App is an application that helps the user to actively live by the rules for a specific sleep style. The user decides the sleep style they want, and<text:s/>after that they will receive a visual schema with their sleep periods but alarms will also be generated for every wake-up time for the chosen schema. The user can also read about sleep in general and about different sleep styles.</text:p>
      <text:p text:style-name="P6"/>
      <text:p text:style-name="P7"/>
      <text:p text:style-name="Standard"><text:span text:style-name="T8"><text:tab/></text:span><text:span text:style-name="T9">Getting started</text:span></text:p>
      <text:list text:style-name="LFO1" text:continue-numbering="true">
        <text:list-item>
          <text:p text:style-name="P10">Read the SleepInfo.odt document</text:p>
        </text:list-item>
        <text:list-item>
          <text:p text:style-name="P11">Read the Activities.odt document</text:p>
        </text:list-item>
        <text:list-item>
          <text:p text:style-name="P12">Choose a sleep style</text:p>
        </text:list-item>
        <text:list-item>
          <text:p text:style-name="P13">Set up the first sleep time</text:p>
        </text:list-item>
        <text:list-item>
          <text:p text:style-name="P14">Get started with your structured sleeping life</text:p>
        </text:list-item>
      </text:list>
      <text:p text:style-name="P15"/>
      <text:p text:style-name="Standard"><text:span text:style-name="T16"><text:tab/></text:span><text:span text:style-name="T17">General Tips</text:span></text:p>
      <text:list text:style-name="LFO2" text:continue-numbering="true">
        <text:list-item>
          <text:p text:style-name="P18"><text:span text:style-name="T19">Get a sleep style that suits you, find out more in Sleep Information</text:span></text:p>
        </text:list-item>
      </text:list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weight="bold" style:font-weight-asian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4-26T07:18:00Z</meta:creation-date>
    <dc:date>2012-05-11T06:41:00Z</dc:date>
    <meta:template xlink:href="Normal" xlink:type="simple"/>
    <meta:editing-cycles>5</meta:editing-cycles>
    <meta:editing-duration>PT10380S</meta:editing-duration>
    <meta:document-statistic meta:page-count="1" meta:paragraph-count="1" meta:word-count="108" meta:character-count="680" meta:row-count="4" meta:non-whitespace-character-count="573"/>
  </office:meta>
</office:document-meta>
</file>